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9"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P5">Problems we face</text:p>
      <text:p text:style-name="Horizontal_20_Line"/>
      <text:p text:style-name="P2">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text:style-name="L7">
        <text:list-header>
          <text:p text:style-name="P18"/>
        </text:list-header>
      </text:list>
      <text:p text:style-name="P6">Notes:</text:p>
      <text:list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0.1.0)</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00000000</text:p>
          </table:table-cell>
          <table:table-cell table:style-name="Table2.A1" office:value-type="float" office:value="0">
            <text:p text:style-name="P9">Beginning of cvar field</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FFFFFFFF</text:p>
          </table:table-cell>
          <table:table-cell table:style-name="Table2.A1" office:value-type="float" office:value="0">
            <text:p text:style-name="P9">End of cvar field</text:p>
          </table:table-cell>
        </table:table-row>
        <table:table-row table:style-name="Table2.9">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9">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9">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9">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Blue Score</text:p>
          </table:table-cell>
        </table:table-row>
        <table:table-row table:style-name="Table2.9">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Red Score</text:p>
          </table:table-cell>
        </table:table-row>
        <table:table-row table:style-name="Table2.9">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Gold Score</text:p>
          </table:table-cell>
        </table:table-row>
        <table:table-row table:style-name="Table2.9">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IWAD Filename</text:p>
          </table:table-cell>
        </table:table-row>
        <table:table-row table:style-name="Table2.9">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WAD Count</text:p>
          </table:table-cell>
        </table:table-row>
        <table:table-row table:style-name="Table2.9">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WAD filename (PWAD Count)</text:p>
          </table:table-cell>
        </table:table-row>
        <table:table-row table:style-name="Table2.9">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WAD MD5 Hashes</text:p>
          </table:table-cell>
        </table:table-row>
        <table:table-row table:style-name="Table2.9">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ext:soft-page-break/>
        <table:table-row table:style-name="Table2.9">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9">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9">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9">
          <table:table-cell table:style-name="Table2.A1" office:value-type="float" office:value="0">
            <text:p text:style-name="P9">Unsigned 8bit Integer</text:p>
          </table:table-cell>
          <table:table-cell table:style-name="Table2.A1" office:value-type="float" office:value="0">
            <text:p text:style-name="P9">0 - 3</text:p>
          </table:table-cell>
          <table:table-cell table:style-name="Table2.A1" office:value-type="float" office:value="0">
            <text:p text:style-name="P9">+Player Team</text:p>
          </table:table-cell>
        </table:table-row>
        <table:table-row table:style-name="Table2.9">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9">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row table:style-name="Table2.9">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9">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
      <text:p text:style-name="Standard"/>
      <text:p text:style-name="P6">Notes:</text:p>
      <text:list text:style-name="L9">
        <text:list-item>
          <text:p text:style-name="P20">Data will NEVER be omitted based on game modes, it is always available no matter what (except in the case of versioning), the reasons for this are:</text:p>
          <text:list>
            <text:list-item>
              <text:p text:style-name="P20">Simplicity – Keeps data reading functions simple, the data can be safely ignored after being read.</text:p>
            </text:list-item>
            <text:list-item>
              <text:p text:style-name="P20">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ussell Rice</meta:initial-creator>
    <meta:creation-date>2008-07-24T16:21:14</meta:creation-date>
    <dc:creator>Russell Rice</dc:creator>
    <dc:date>2008-08-27T11:34:41</dc:date>
    <meta:editing-cycles>49</meta:editing-cycles>
    <meta:editing-duration>P3DT12H59M5S</meta:editing-duration>
    <meta:user-defined meta:name="Info 1"/>
    <meta:user-defined meta:name="Info 2"/>
    <meta:user-defined meta:name="Info 3"/>
    <meta:user-defined meta:name="Info 4"/>
    <meta:document-statistic meta:table-count="6" meta:image-count="1" meta:object-count="0" meta:page-count="7" meta:paragraph-count="201" meta:word-count="1317" meta:character-count="8183"/>
  </office:meta>
</office:document-meta>
</file>